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image/png" manifest:full-path="Object 1/Pictures/10000201000002BA000002B84EB9886F.png"/>
  <manifest:file-entry manifest:media-type="image/png" manifest:full-path="Object 1/Pictures/10000201000002BC000002BBA9B5FA6C.png"/>
  <manifest:file-entry manifest:media-type="image/png" manifest:full-path="Object 1/Pictures/10000201000002BA000002BAAF5D0702.png"/>
  <manifest:file-entry manifest:media-type="image/png" manifest:full-path="Object 1/Pictures/10000201000002BA000002BB896E5C35.png"/>
  <manifest:file-entry manifest:media-type="image/png" manifest:full-path="Object 1/Pictures/10000201000002BB000002BAF3A94343.png"/>
  <manifest:file-entry manifest:media-type="text/xml" manifest:full-path="Object 1/settings.xml"/>
  <manifest:file-entry manifest:media-type="text/xml" manifest:full-path="Object 1/styles.xml"/>
  <manifest:file-entry manifest:media-type="application/vnd.oasis.opendocument.graphics"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Object 5"/>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9.901cm" table:align="center"/>
    </style:style>
    <style:style style:name="Tabelle1.A" style:family="table-column">
      <style:table-column-properties style:column-width="2.937cm"/>
    </style:style>
    <style:style style:name="Tabelle1.B" style:family="table-column">
      <style:table-column-properties style:column-width="2.965cm"/>
    </style:style>
    <style:style style:name="Tabelle1.C" style:family="table-column">
      <style:table-column-properties style:column-width="3.999cm"/>
    </style:style>
    <style:style style:name="Tabelle1.A1" style:family="table-cell">
      <style:table-cell-properties style:vertical-align="" fo:padding="0.097cm" fo:border-left="0.002cm solid #000000" fo:border-right="none" fo:border-top="0.002cm solid #000000" fo:border-bottom="0.002cm solid #000000"/>
    </style:style>
    <style:style style:name="Tabelle1.C1" style:family="table-cell">
      <style:table-cell-properties style:vertical-align="" fo:padding="0.097cm" fo:border="0.002cm solid #000000"/>
    </style:style>
    <style:style style:name="Tabelle1.A2" style:family="table-cell">
      <style:table-cell-properties style:vertical-align="" fo:padding="0.097cm" fo:border-left="0.002cm solid #000000" fo:border-right="none" fo:border-top="none" fo:border-bottom="0.002cm solid #000000"/>
    </style:style>
    <style:style style:name="Tabelle1.B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style:font-name="Calibri" fo:font-size="16pt" fo:font-weight="bold" style:font-size-asian="16pt" style:font-weight-asian="bold" style:font-size-complex="16pt" style:font-weight-complex="bold"/>
    </style:style>
    <style:style style:name="P2" style:family="paragraph" style:parent-style-name="Standard">
      <style:paragraph-properties fo:text-align="start" style:justify-single-word="false"/>
      <style:text-properties style:font-name="Calibri" fo:font-size="14pt" fo:font-weight="bold" style:font-size-asian="14pt" style:font-weight-asian="bold" style:font-size-complex="14pt" style:font-weight-complex="bold"/>
    </style:style>
    <style:style style:name="P3" style:family="paragraph" style:parent-style-name="Standard">
      <style:text-properties fo:color="#000000" style:font-name="Consolas" fo:font-size="10pt" style:font-name-asian="Consolas" style:font-size-asian="10pt" style:font-name-complex="Consolas" style:font-size-complex="10pt"/>
    </style:style>
    <style:style style:name="P4" style:family="paragraph" style:parent-style-name="Standard">
      <style:paragraph-properties style:shadow="none"/>
      <style:text-properties style:font-name="Calibri" fo:font-size="12pt" style:font-size-asian="12pt" style:font-size-complex="12pt"/>
    </style:style>
    <style:style style:name="P5" style:family="paragraph" style:parent-style-name="Standard">
      <style:paragraph-properties fo:text-align="center" style:justify-single-word="false" style:shadow="none"/>
      <style:text-properties style:font-name="Calibri" fo:font-size="12pt" fo:font-style="italic" style:font-size-asian="12pt" style:font-style-asian="italic" style:font-size-complex="12pt" style:font-style-complex="italic"/>
    </style:style>
    <style:style style:name="P6" style:family="paragraph" style:parent-style-name="Standard">
      <style:paragraph-properties fo:text-align="start" style:justify-single-word="false" style:shadow="none"/>
      <style:text-properties style:font-name="Calibri" fo:font-size="12pt" fo:font-style="normal" style:font-size-asian="12pt" style:font-style-asian="normal" style:font-size-complex="12pt" style:font-style-complex="normal"/>
    </style:style>
    <style:style style:name="P7" style:family="paragraph" style:parent-style-name="Standard">
      <style:paragraph-properties fo:text-align="center" style:justify-single-word="false" style:shadow="none"/>
      <style:text-properties style:font-name="Calibri" fo:font-size="12pt" fo:font-style="normal" style:font-size-asian="12pt" style:font-style-asian="normal" style:font-size-complex="12pt" style:font-style-complex="normal"/>
    </style:style>
    <style:style style:name="P8" style:family="paragraph" style:parent-style-name="Standard">
      <style:paragraph-properties style:shadow="none"/>
      <style:text-properties style:font-name="Calibri" fo:font-size="14pt" fo:font-weight="bold" style:font-size-asian="14pt" style:font-weight-asian="bold" style:font-size-complex="14pt" style:font-weight-complex="bold"/>
    </style:style>
    <style:style style:name="P9" style:family="paragraph" style:parent-style-name="Standard">
      <style:paragraph-properties fo:text-align="start" style:justify-single-word="false" style:shadow="none"/>
      <style:text-properties fo:color="#000000" style:font-name="Consolas" fo:font-size="10pt" fo:font-style="normal" style:font-name-asian="Consolas" style:font-size-asian="10pt" style:font-style-asian="normal" style:font-name-complex="Consolas" style:font-size-complex="10pt" style:font-style-complex="normal"/>
    </style:style>
    <style:style style:name="P10" style:family="paragraph" style:parent-style-name="Standard">
      <style:paragraph-properties fo:text-align="center" style:justify-single-word="false" style:shadow="none"/>
    </style:style>
    <style:style style:name="P11" style:family="paragraph" style:parent-style-name="Standard" style:master-page-name="">
      <style:paragraph-properties style:page-number="auto" style:shadow="none"/>
      <style:text-properties style:font-name="Calibri" fo:font-size="12pt" style:font-size-asian="12pt" style:font-size-complex="12pt"/>
    </style:style>
    <style:style style:name="P12" style:family="paragraph" style:parent-style-name="Standard" style:master-page-name="">
      <style:paragraph-properties fo:widows="2" style:page-number="auto" style:shadow="none"/>
      <style:text-properties style:font-name="Calibri" fo:font-size="12pt" style:font-size-asian="12pt" style:font-size-complex="12pt"/>
    </style:style>
    <style:style style:name="P13" style:family="paragraph" style:parent-style-name="Standard" style:master-page-name="">
      <style:paragraph-properties style:page-number="auto" fo:break-before="column" style:shadow="none" fo:keep-with-next="always"/>
      <style:text-properties style:font-name="Calibri" fo:font-size="14pt" fo:font-weight="bold" style:font-size-asian="14pt" style:font-weight-asian="bold" style:font-size-complex="14pt" style:font-weight-complex="bold"/>
    </style:style>
    <style:style style:name="P14" style:family="paragraph" style:parent-style-name="Table_20_Contents">
      <style:paragraph-properties fo:text-align="start" style:justify-single-word="false"/>
      <style:text-properties style:font-name="Calibri" fo:font-size="12pt" style:font-size-asian="12pt" style:font-size-complex="12pt"/>
    </style:style>
    <style:style style:name="P15" style:family="paragraph" style:parent-style-name="Table_20_Contents">
      <style:paragraph-properties fo:text-align="start" style:justify-single-word="false"/>
      <style:text-properties style:font-name="Calibri" fo:font-size="12pt" fo:font-weight="bold" style:font-size-asian="12pt" style:font-weight-asian="bold" style:font-size-complex="12pt" style:font-weight-complex="bold"/>
    </style:style>
    <style:style style:name="P16"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fo:font-style="normal" style:font-name-asian="Consolas" style:font-size-asian="10pt" style:font-style-asian="normal" style:font-name-complex="Consolas" style:font-size-complex="10pt" style:font-style-complex="normal"/>
    </style:style>
    <style:style style:name="P17"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18" style:family="paragraph" style:parent-style-name="Standard">
      <style:paragraph-properties fo:margin-left="0cm" fo:margin-right="0cm" fo:text-align="start" style:justify-single-word="false" fo:text-indent="0cm" style:auto-text-indent="false" style:text-autospace="none"/>
      <style:text-properties fo:color="#d9e8f7" style:font-name="Consolas" fo:font-size="10pt" style:font-size-asian="10pt" style:font-size-complex="10pt"/>
    </style:style>
    <style:style style:name="P19" style:family="paragraph" style:parent-style-name="Standard">
      <style:paragraph-properties fo:margin-left="0cm" fo:margin-right="0cm" fo:text-align="start" style:justify-single-word="false" fo:text-indent="0cm" style:auto-text-indent="false" style:text-autospace="none"/>
      <style:text-properties fo:color="#cc7832" style:font-name="Consolas" fo:font-size="10pt" fo:font-weight="bold" style:font-name-asian="Consolas" style:font-size-asian="10pt" style:font-weight-asian="bold" style:font-name-complex="Consolas" style:font-size-complex="10pt" style:font-weight-complex="bold"/>
    </style:style>
    <style:style style:name="P20" style:family="paragraph" style:parent-style-name="Facharbeit_20_Standard">
      <style:text-properties fo:color="#000000"/>
    </style:style>
    <style:style style:name="P21" style:family="paragraph" style:parent-style-name="Facharbeit_20_Standard">
      <style:text-properties fo:color="#000000" style:font-name="Consolas" fo:font-size="10pt" fo:font-style="normal" style:font-name-asian="Consolas" style:font-size-asian="10pt" style:font-style-asian="normal" style:font-name-complex="Consolas" style:font-size-complex="10pt" style:font-style-complex="normal"/>
    </style:style>
    <style:style style:name="P22" style:family="paragraph" style:parent-style-name="Facharbeit_20_Standard">
      <style:text-properties fo:color="#000000" fo:font-size="14pt" fo:font-weight="bold" style:font-size-asian="14pt" style:font-weight-asian="bold" style:font-size-complex="14pt" style:font-weight-complex="bold"/>
    </style:style>
    <style:style style:name="P23" style:family="paragraph" style:parent-style-name="Facharbeit_20_Standard">
      <style:text-properties style:font-name="Times New Roman" fo:font-size="10pt" style:font-size-asian="10pt" style:font-size-complex="10pt"/>
    </style:style>
    <style:style style:name="P24" style:family="paragraph" style:parent-style-name="Facharbeit_20_Standard">
      <style:text-properties fo:font-weight="bold" style:font-weight-asian="bold" style:font-weight-complex="bold"/>
    </style:style>
    <style:style style:name="P25" style:family="paragraph" style:parent-style-name="Facharbeit_20_Standard">
      <style:text-properties fo:font-size="11pt" style:font-size-asian="11pt" style:font-size-complex="11pt"/>
    </style:style>
    <style:style style:name="P26" style:family="paragraph" style:parent-style-name="Facharbeit_20_Standard">
      <style:text-properties style:font-name-asian="Consolas" style:font-name-complex="Consolas"/>
    </style:style>
    <style:style style:name="P27" style:family="paragraph" style:parent-style-name="Facharbeit_20_Standard">
      <style:paragraph-properties fo:text-align="start" style:justify-single-word="false"/>
      <style:text-properties style:font-name-asian="Consolas" style:font-name-complex="Consolas"/>
    </style:style>
    <style:style style:name="P28" style:family="paragraph" style:parent-style-name="Facharbeit_20_Standard">
      <style:paragraph-properties fo:text-align="start" style:justify-single-word="false"/>
      <style:text-properties fo:font-size="14pt" fo:font-weight="bold" style:font-size-asian="14pt" style:font-weight-asian="bold" style:font-size-complex="14pt" style:font-weight-complex="bold"/>
    </style:style>
    <style:style style:name="P29" style:family="paragraph" style:parent-style-name="Facharbeit_20_Standard">
      <style:paragraph-properties fo:text-align="center" style:justify-single-word="false"/>
      <style:text-properties fo:font-style="italic" style:font-name-asian="Consolas" style:font-style-asian="italic" style:font-name-complex="Consolas" style:font-style-complex="italic"/>
    </style:style>
    <style:style style:name="T1" style:family="text">
      <style:text-properties fo:font-weight="bold" style:font-weight-asian="bold" style:font-weight-complex="bold"/>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MiniMax Algorithmus</text:p>
      <text:p text:style-name="P2"/>
      <text:p text:style-name="P13">3.1 Konzept</text:p>
      <text:p text:style-name="P8"/>
      <text:p text:style-name="P4">Der MiniMax Algorithmus<text:note text:id="ftn1" text:note-class="footnote"><text:note-citation>1</text:note-citation><text:note-body><text:p text:style-name="Footnote">Ein Algorithmus kann als eine Handlungsvorschrift beschrieben werden, welche durch eine systematische und definierbare Vorgehensweise eine Problemstellung lösen kann. </text:p></text:note-body></text:note> ist ein informatischer Ansatz zur Lösung von</text:p>
      <text:p text:style-name="P4">Zwei-Spieler-Nullsummenspielen. Er basiert auf dem MiniMax Prinzip in dem zur Voraussage eines Gewinns immer der schlechtest mögliche Weg genommen wird (daher auch pessimistisches Prinzip)[www.de.wikipedia.org/wiki/Minimax-Regel]. Dadurch lässt sich immer ein absolut sicher erreichbares Ergebnis voraussagen.</text:p>
      <text:p text:style-name="P4">In unserem Fall bedeutet das also, dass davon ausgegangen wird das der Gegner immer den bestmöglichen Zug macht (das wäre der schlechteste Fall).</text:p>
      <text:p text:style-name="P11">Es muss also versucht werden, mit dem gewählten Zug die maximale Zugqualität <text:s/>des Gegners zu minimieren und die minimale eigene Qualität zu maximieren (daher auch der Name). Die eben genannte Qualität eines Zuges wird im Algorithmus durch eine Bewertungsfunktion errechnet. Diese Bewertungsfunktion gibt hohe Werte für Züge die gut für den Spieler sind und niedrige, meist negative Werte für Züge von denen der Gegner profitiert. Eine optimale Bewertungsfunktion würde also den Wert 1 für das Gewinnen des Spiels und -1 für das Verlieren annehmen. Ein Gleichstand würde mit 0 bewertet werden.</text:p>
      <text:p text:style-name="P5"><draw:frame draw:style-name="fr1" draw:name="Objekt1" text:anchor-type="paragraph" svg:x="0.787cm" svg:y="0.28cm" svg:width="15.124cm" svg:height="9.125cm" draw:z-index="0"><draw:object xlink:href="./Object 1" xlink:type="simple" xlink:show="embed" xlink:actuate="onLoad"/><draw:image xlink:href="./ObjectReplacements/Object 1" xlink:type="simple" xlink:show="embed" xlink:actuate="onLoad"/></draw:frame>Abbildung 3.1: Modell eines MiniMax Suchbaums mit Tiefe 3 ausgehend von der Dame Startposition</text:p>
      <text:p text:style-name="P5"/>
      <text:p text:style-name="P4">In obenstehender Abbildung sehen wir die Arbeitsweise des MiniMax mit einer festen Tiefe. In Tiefe 0 wird für jeden Zug, der auf dem momentanen Spielfeld möglich ist, ein neuer Ast erstellt. Jeder dieser Äste erstellt neue Zweige nach dem gleichen Prinzip, allerdings wird hier die ursprüngliche Spielfeldsituation mit dem ausgeführten Zug des Elternknotens als Ursprung genommen. Der aufgebaute Suchbaum wird post-order<text:note text:id="ftn2" text:note-class="footnote"><text:note-citation>2</text:note-citation><text:note-body><text:p text:style-name="Footnote">Die post-order Traversierung beschreibt in der Informatik eine Methode der Suchbaumtraversierung. Hierbei wird immer zuerst der linkeste Kindknoten, danach die rechteren Kindknoten und zum Schluss die Wurzel selbst abgearbeitet.</text:p></text:note-body></text:note> traversiert.</text:p>
      <text:p text:style-name="P4"><text:soft-page-break/>Die Evaluation wird nur in den Blättern<text:note text:id="ftn3" text:note-class="footnote"><text:note-citation>3</text:note-citation><text:note-body><text:p text:style-name="Footnote">Ein Knoten, der keine Kindknoten besitzt wird als Blatt bezeichnet.</text:p></text:note-body></text:note> durchgeführt, das Ergebnis wird dabei zum Elternknoten hochpropagiert. Dieser vergleicht alle Ergebnisse der Kindknoten und bestimmt, je nachdem ob es eine Min-/ oder Max-Ebene ist den größten oder kleinsten Wert. Dieser Wert wird wiederum an die Elternknoten weitergegeben bis alle Werte bei der Wurzel angelangt sind. Die Wurzel führt dann die Aktion aus die mit dem Ast assoziiert wird, der den besten Wert zurückgegeben hat. [Vielleicht Link zur Wikipediaseite von Baumstruktur]</text:p>
      <text:p text:style-name="P4">Das ermöglicht dem MiniMax je nach Suchtiefe mehrere Züge vorauszuberechnen und so einen besseren Überblick über Langzeitfolgen der Aktion zu bekommen.[www.de.wikipedia.org/wiki/Minimax-Algorithmus]</text:p>
      <text:p text:style-name="P12">Wie in Abbildung 3.1 zu sehen ist, wird die Anzahl der zu berechnenden Situationen pro Tiefe exponentiell größer. Linear dazu steigt auch der Rechenaufwand und somit auch die Rechenzeit. Dieses lässt sich aus den folgenden, empirisch mit der Auswertungsfunktion der Checkers Simulation 2.0 erhobenen Ergebnissen schlussfolgern. Dafür wurde der Durchschnittswert aus 100 Spielen ermittelt.</text:p>
      <text:p text:style-name="P4"><draw:frame draw:style-name="fr1" draw:name="Objekt2" text:anchor-type="paragraph" svg:x="0.501cm" svg:y="0.228cm" svg:width="15.998cm" svg:height="8.759cm" draw:z-index="1"><draw:object xlink:href="./Object 2" xlink:type="simple" xlink:show="embed" xlink:actuate="onLoad"/><draw:image xlink:href="./ObjectReplacements/Object 2" xlink:type="simple" xlink:show="embed" xlink:actuate="onLoad"/></draw:frame></text:p>
      <text:p text:style-name="P5">Abbildung 3.2: Durchschnittliche Zugzeiten des MiniMax in Millisekunden mit verschiedenen Maximaltiefen</text:p>
      <text:p text:style-name="P5"/>
      <text:p text:style-name="P6">Ein durchschnittliches ausgewogenes Damespiel besteht aus etwa 50 bis 70 Zügen. Um eine sichere Gewinnchance zu berechnen müsste man diesen Suchbaum im schlimmsten Fall also bis zu einer Tiefe von 70 generieren. Es ist also aufwendig den Baum bis zu einer Situation aufzubauen in der sich eindeutig bestimmen lässt, ob das Spiel gewonnen wird oder nicht. Bei den meisten Problemen kann eine ideale Bewertungsfunktion also nicht verwendet werden da der Zeit-/ oder Rechenaufwand einfach zu hoch wäre.</text:p>
      <text:p text:style-name="P6">Daher haben wir eine Bewertungsfunktion entwickelt, die andere Parameter zur Bewertung nutzt:</text:p>
      <text:p text:style-name="P6"><draw:frame draw:style-name="fr2" draw:name="Objekt3" text:anchor-type="as-char" svg:y="-0.586cm" svg:width="11.89cm" svg:height="1.085cm" draw:z-index="2"><draw:object xlink:href="./Object 3" xlink:type="simple" xlink:show="embed" xlink:actuate="onLoad"/><draw:image xlink:href="./ObjectReplacements/Object 3" xlink:type="simple" xlink:show="embed" xlink:actuate="onLoad"/></draw:frame></text:p>
      <text:p text:style-name="P6">Diese Funktion berechnet, wie viele Figuren des Gegners geschlagen wurden und wie viele Figuren von einem selbst. Je mehr Figuren des Gegners geschlagen wurden, desto höher ist die Bewertung.</text:p>
      <text:p text:style-name="P6">Für jede eigene geschlagene Figur wird allerdings ein Punkt abgezogen. Dadurch lässt sich, ohne die Endsituation zu kennen, eine zuverlässige Gewinnprognose erstellen.</text:p>
      <text:p text:style-name="P6"><text:soft-page-break/>Unsere Implementation dieses Algorithmus besteht aus 3 Klassen. Die erste ist der MiniMaxPlayer selbst. Diese Klasse implementiert das Player Interface und dient damit hauptsächlich als die Schnittstelle zum restlichen Programm und als Wurzel des Suchbaums.</text:p>
      <text:p text:style-name="Facharbeit_20_Standard">Die zweite Klasse ist der MiniMaxTask. Sie implementiert den Kern der Berechnung und repräsentiert einen Knoten des Suchbaums. Um nötige Informationen für Zugbewertung und Programmflusssteuerung, hauptsächlich die maximale Tiefe um das Ende des Baumes zu bestimmen und die Figurenanzahlen die in der Bewertungsformel genutzt werden, für jeden MiniMaxTask verfügbar zu machen, gibt es noch einen MiniMaxManager der diese Daten speichert.</text:p>
      <text:p text:style-name="P7"/>
      <table:table table:name="Tabelle1" table:style-name="Tabelle1">
        <table:table-column table:style-name="Tabelle1.A"/>
        <table:table-column table:style-name="Tabelle1.B"/>
        <table:table-column table:style-name="Tabelle1.C"/>
        <table:table-row>
          <table:table-cell table:style-name="Tabelle1.A1" office:value-type="string">
            <text:p text:style-name="P15">MiniMaxPlayer</text:p>
          </table:table-cell>
          <table:table-cell table:style-name="Tabelle1.A1" office:value-type="string">
            <text:p text:style-name="P15">MiniMaxTask</text:p>
          </table:table-cell>
          <table:table-cell table:style-name="Tabelle1.C1" office:value-type="string">
            <text:p text:style-name="P15">MiniMaxManager</text:p>
          </table:table-cell>
        </table:table-row>
        <table:table-row>
          <table:table-cell table:style-name="Tabelle1.A2" office:value-type="string">
            <text:p text:style-name="P14">bestMove</text:p>
            <text:p text:style-name="P14">bestValue</text:p>
            <text:p text:style-name="P14">prepare()</text:p>
            <text:p text:style-name="P14">requestMove()</text:p>
          </table:table-cell>
          <table:table-cell table:style-name="Tabelle1.B2" office:value-type="string">
            <text:p text:style-name="P14">value</text:p>
            <text:p text:style-name="P14">move</text:p>
            <text:p text:style-name="P14">playfield</text:p>
            <text:p text:style-name="P14">compute()</text:p>
            <text:p text:style-name="P14">evaluateMove()</text:p>
          </table:table-cell>
          <table:table-cell table:style-name="Tabelle1.C2" office:value-type="string">
            <text:p text:style-name="P14">playerColor</text:p>
            <text:p text:style-name="P14">enemyColor</text:p>
            <text:p text:style-name="P14">maxDepth</text:p>
            <text:p text:style-name="P14">updateFigureCounts()</text:p>
            <text:p text:style-name="P14">getFigureQuantity()</text:p>
          </table:table-cell>
        </table:table-row>
      </table:table>
      <text:p text:style-name="P5">Abbildung 3.3: Wichtigste Methoden und Variablen der MiniMax Klassen<text:note text:id="ftn4" text:note-class="footnote"><text:note-citation>4</text:note-citation><text:note-body><text:p text:style-name="P23"><text:s/>Für eine genauere Einsicht in das Programm möchte ich auf die Dokumentation auf unserer Projektwebsite verweisen [Link zu der Projektseite].</text:p></text:note-body></text:note></text:p>
      <text:p text:style-name="P10"/>
      <text:p text:style-name="Facharbeit_20_Standard">Die wichtigsten Variablen im MiniMaxPlayer sind, neben allem was für den Player gebraucht wird wie Konsole und Gamelogic, der beste Move, welcher am Ende der Berechnung auf dem Spielfeld ausgeführt wird und die dazugehörige beste Bewertung. Fast alle Methoden sind vom Player Interface implementiert, die wichtigsten hier sind prepare(), welche einen für das startende Spiel passenden MiniMaxManager mit den richtigen Spielerfarben erstellt und requestMove(). Wenn diese Methode aufgerufen wird, startet eine neue MiniMax Berechnung. Dafür wird zuerst eine Liste aller möglichen Züge erstellt.</text:p>
      <text:p text:style-name="Facharbeit_20_Standard"/>
      <text:p text:style-name="P9"><text:span text:style-name="T1">public</text:span> <text:span text:style-name="T1">void</text:span> <text:span text:style-name="T1">requestMove</text:span>(){</text:p>
      <text:p text:style-name="P16"><text:tab/>//start maximizing minMaxTask for every possible move</text:p>
      <text:p text:style-name="P16"><text:tab/><text:span text:style-name="T1">List</text:span>&lt;Move&gt; <text:span text:style-name="T1">moves</text:span> =</text:p>
      <text:p text:style-name="P16"><text:span text:style-name="T1"><text:tab/><text:tab/>Move</text:span>.getPossibleMoves(manager.playerColor, gmlc.getPlayfield());</text:p>
      <text:p text:style-name="P16"><text:tab/>[…]</text:p>
      <text:p text:style-name="Code"/>
      <text:p text:style-name="Facharbeit_20_Standard">Danach wird ein erster wichtiger Optimierungsschritt durchgeführt. Wenn nur ein Zug verfügbar ist, was oft passiert durch die Schlagzwang Regel[Anhang oder Anmerkung zu den Regeln], wird keine weitere Berechnung gestartet. Es gibt schließlich nur diesen einen Zug der ausgewählt werden kann.</text:p>
      <text:p text:style-name="P21"/>
      <text:p text:style-name="P21"><text:tab/>[…]</text:p>
      <text:p text:style-name="P16"><text:tab/><text:span text:style-name="T1">if</text:span>(moves.length == 1) {</text:p>
      <text:p text:style-name="P16"><text:tab/><text:tab/>moves.toFirst();</text:p>
      <text:p text:style-name="P16"><text:tab/><text:tab/>gmlc.makeMove(moves.get());</text:p>
      <text:p text:style-name="P16"><text:tab/><text:tab/><text:span text:style-name="T1">return</text:span>;</text:p>
      <text:p text:style-name="P16"><text:tab/>}</text:p>
      <text:p text:style-name="P16"><text:tab/>[…]</text:p>
      <text:p text:style-name="P16"/>
      <text:p text:style-name="Facharbeit_20_Standard">Wenn das nicht der Fall ist wird als nächstes der MiniMax Suchbaum aufgebaut und der Wert eines jeden Kindknotens evaluiert. Wenn der Wert besser ist als der Vorherige wird der momentane Wert der neue höchste Wert und der Zug der von diesem Knoten bewertet wurde der neue beste Zug. Am Ende der Methode wird dann der beste Zug ausgeführt.</text:p>
      <text:p text:style-name="Code"/>
      <text:p text:style-name="P16"><text:soft-page-break/><text:tab/>[…]</text:p>
      <text:p text:style-name="P16"><text:span text:style-name="T1"><text:tab/>float</text:span> <text:span text:style-name="T1">v</text:span>;</text:p>
      <text:p text:style-name="P16"><text:tab/><text:span text:style-name="T1">for</text:span>(moves.toFirst(); moves.hasAccess(); moves.next()){</text:p>
      <text:p text:style-name="P16"><text:tab/><text:tab/>v = <text:span text:style-name="T1">new</text:span> MiniMaxTask(</text:p>
      <text:p text:style-name="P16"><text:tab/><text:tab/><text:tab/>tmpman,</text:p>
      <text:p text:style-name="P16"><text:tab/><text:tab/><text:tab/>moves.get(),</text:p>
      <text:p text:style-name="P16"><text:tab/><text:tab/><text:tab/>gmlc.getPlayfield().copy(),</text:p>
      <text:p text:style-name="P16"><text:tab/><text:tab/><text:tab/>1,</text:p>
      <text:p text:style-name="P16"><text:tab/><text:tab/><text:tab/>//the next task is always not maximizing</text:p>
      <text:p text:style-name="P16"><text:tab/><text:tab/><text:tab/><text:span text:style-name="T1">false</text:span></text:p>
      <text:p text:style-name="P16"><text:tab/><text:tab/><text:tab/>).compute();</text:p>
      <text:p text:style-name="P16"><text:tab/><text:tab/><text:span text:style-name="T1">if</text:span>(v &gt; bestValue){</text:p>
      <text:p text:style-name="P16"><text:tab/><text:tab/><text:tab/>bestValue = v;</text:p>
      <text:p text:style-name="Code"><text:tab/><text:tab/><text:tab/>bestMove = moves.get();</text:p>
      <text:p text:style-name="P16"><text:tab/><text:tab/>}</text:p>
      <text:p text:style-name="P16"><text:tab/>}</text:p>
      <text:p text:style-name="P16"><text:tab/>gmlc.makeMove(bestMove);</text:p>
      <text:p text:style-name="P16">}</text:p>
      <text:p text:style-name="P16"/>
      <text:p text:style-name="Facharbeit_20_Standard">Der eigentliche MiniMax Such-/ und Auswahlprozess findet in der compute() Methode statt. Dort wird zunächst der zu bewertende Zug auf dem Spielfeld ausgeführt. </text:p>
      <text:p text:style-name="Facharbeit_20_Standard"/>
      <text:p text:style-name="P3"><text:span text:style-name="T1">public</text:span> <text:span text:style-name="T1">float</text:span> <text:span text:style-name="T1">compute</text:span>() {</text:p>
      <text:p text:style-name="P17"><text:tab/><text:tab/>pf.executeMove(move);</text:p>
      <text:p text:style-name="P17"><text:tab/>[…]</text:p>
      <text:p text:style-name="P17"/>
      <text:p text:style-name="Facharbeit_20_Standard">Daraufhin wird getestet, ob die maximale Tiefe erreicht ist. Wenn dies der Fall ist, wurde das Ende</text:p>
      <text:p text:style-name="Facharbeit_20_Standard">des Suchbaums erreicht und es kann das Ergebnis der Bewertung zurückgegeben werden.</text:p>
      <text:p text:style-name="Facharbeit_20_Standard"/>
      <text:p text:style-name="Code"><text:tab/>[…]</text:p>
      <text:p text:style-name="P17"><text:tab/><text:span text:style-name="T1">if</text:span>(depth &gt;= manager.maxDepth){</text:p>
      <text:p text:style-name="P17"><text:tab/><text:tab/><text:span text:style-name="T1">return</text:span> evaluateMove();</text:p>
      <text:p text:style-name="P17"><text:tab/>}</text:p>
      <text:p text:style-name="P17"><text:tab/>[…]</text:p>
      <text:p text:style-name="P17"/>
      <text:p text:style-name="Facharbeit_20_Standard">Im MinMaxTask unterscheidet sich die Auswahl der Bewertungen insofern, dass hier nicht immer der beste Wert genommen wird sondern, wenn der Task nicht maximiert (also isMaximizing falsch ist), die minimalste Bewertung ausgewählt.</text:p>
      <text:p text:style-name="Facharbeit_20_Standard"/>
      <text:p text:style-name="P17"><text:tab/>[…]</text:p>
      <text:p text:style-name="P17"><text:tab/><text:span text:style-name="T1">if</text:span>(isMaximizing ? v &gt; value : v &lt; value){</text:p>
      <text:p text:style-name="P17"><text:tab/><text:tab/>value = v;</text:p>
      <text:p text:style-name="P17"><text:tab/>}</text:p>
      <text:p text:style-name="P17"><text:tab/>[…]</text:p>
      <text:p text:style-name="P18"/>
      <text:p text:style-name="Facharbeit_20_Standard">Die oben genannte Bewertungsfunktion ist in der Methode evaluateMove() implementiert. Hier wird der Manager genutzt, um die ursprünglichen Figurenanzahlen zu erhalten.</text:p>
      <text:p text:style-name="P19"/>
      <text:p text:style-name="P17"><text:span text:style-name="T1">private</text:span> <text:span text:style-name="T1">float</text:span> <text:span text:style-name="T1">evaluateMove</text:span>() {</text:p>
      <text:p text:style-name="P17"><text:tab/><text:span text:style-name="T1">return</text:span> (manager.getFigureQuantity(manager.enemyColor)-</text:p>
      <text:p text:style-name="P17"><text:tab/><text:tab/>pf.getFigureQuantity(manager.enemyColor))+</text:p>
      <text:p text:style-name="P17"><text:tab/><text:tab/>(pf.getFigureQuantity(manager.playerColor)-</text:p>
      <text:p text:style-name="P17"><text:tab/><text:tab/>manager.getFigureQuantity(manager.playerColor));</text:p>
      <text:p text:style-name="P17">}</text:p>
      <text:p text:style-name="P20"/>
      <text:p text:style-name="P20"/>
      <text:p text:style-name="P20"/>
      <text:p text:style-name="P20"/>
      <text:p text:style-name="P22"><text:soft-page-break/>3.2 Variationen</text:p>
      <text:p text:style-name="Facharbeit_20_Standard"/>
      <text:p text:style-name="P24">3.2.1 Alpha-Beta Suche</text:p>
      <text:p text:style-name="Facharbeit_20_Standard">Die Alpha-Beta Suche ist eine effizientere Alternative zur normalen kompletten Durchsuchung des aufgebauten Baums. Mit dieser Art der Suche können manche Teile des Baums ignoriert werden.</text:p>
      <text:p text:style-name="Code"/>
      <text:p text:style-name="Code">[code]</text:p>
      <text:p text:style-name="Facharbeit_20_Standard">Diesen Vorgang nennt man Alpha oder Beta Schnitt. Die Anzahl der zu bewertenden Situationen sinkt also je mehr Schnitte gemacht werden. Dadurch kann die Rechenzeit drastisch verbessert werden.</text:p>
      <text:p text:style-name="Facharbeit_20_Standard"/>
      <text:p text:style-name="P24">3.2.2 Multithreading</text:p>
      <text:p text:style-name="P25">Die Multithreading-Version des MiniMax gleicht in der grundlegenden Arbeitsweise dem „normalen“ MiniMax. Es wurde nur eine für Multithreading optimierte Implementierung genutzt. Hier wird jeder MiniMaxTask als eigene Aufgabe an einen Ausführungsservice abgegeben und parallel ausgeführt. Am Ende seiner Ausführung ruft jeder Task eine Callback Funktion seines Elternknotens auf mit der er das Ergebnis übergibt. Als Ausführungsservice wird ein StackExecutor genutzt[Link zu Anhang wo ist 1 StackExecutor]. </text:p>
      <text:p text:style-name="Facharbeit_20_Standard"/>
      <text:p text:style-name="P28"><draw:frame draw:style-name="fr1" draw:name="Objekt4" text:anchor-type="paragraph" svg:x="0.443cm" svg:y="0.607cm" svg:width="16.327cm" svg:height="8.886cm" draw:z-index="3"><draw:object xlink:href="./Object 4" xlink:type="simple" xlink:show="embed" xlink:actuate="onLoad"/><draw:image xlink:href="./ObjectReplacements/Object 4" xlink:type="simple" xlink:show="embed" xlink:actuate="onLoad"/></draw:frame>3.3 Effizienzvergleich</text:p>
      <text:p text:style-name="P29">Abbildung 3.4: Durchschnittliche Zugzeiten aller MiniMax Varianten in verschiedenen Tiefen in Millisekunden.</text:p>
      <text:p text:style-name="P26"/>
      <text:p text:style-name="P26">Im direkten Vergleich zeigt sich, dass die Alpha-Beta Suche eine enorme Beschleunigung ermöglicht. Bei Tiefe 9 ist der MiniMax mit Alpha-Beta Suche etwa 75 mal so schnell wie der ohne Modifizierung und immer noch 25 mal so schnell wie die Variante mit Multithreading. Die Prozessorauslastung ist bei Alpha-Beta und „normalem“ MiniMax gleich. Sie liegt bei etwa </text:p>
      <text:p text:style-name="P27"><draw:frame draw:style-name="fr2" draw:name="Objekt5" text:anchor-type="as-char" svg:y="-0.377cm" svg:width="5.525cm" svg:height="0.467cm" draw:z-index="4"><draw:object xlink:href="./Object 5" xlink:type="simple" xlink:show="embed" xlink:actuate="onLoad"/><draw:image xlink:href="./ObjectReplacements/Object 5" xlink:type="simple" xlink:show="embed" xlink:actuate="onLoad"/></draw:frame>. Der Multithreading MiniMax verbraucht allerdings immer nahezu 100 Prozent der Prozessorleistung. Beim Verbrauch anderer Ressourcen wie Speicherplatz sind alle Varianten gleichauf. Jede Einzelne verbraucht als .jar Datei etwa 6 Kilobytes<text:note text:id="ftn5" text:note-class="footnote"><text:note-citation>5</text:note-citation><text:note-body><text:p text:style-name="Footnote">Von Windows auf einem NTFS Dateisystem berechnet.</text:p></text:note-body></text:no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Code" style:family="paragraph" style:parent-style-name="Standard" style:list-style-name="" style:class="text">
      <style:paragraph-properties fo:margin-left="0cm" fo:margin-right="0cm" fo:text-align="start" style:justify-single-word="false" fo:text-indent="0cm" style:auto-text-indent="false" style:text-autospace="none"/>
      <style:text-properties fo:color="#000000" style:font-name="Consolas" fo:font-size="10pt" fo:font-style="normal" style:font-name-asian="Consolas" style:font-size-asian="10pt" style:font-style-asian="normal" style:font-name-complex="Consolas" style:font-size-complex="10pt" style:font-style-complex="normal"/>
    </style:style>
    <style:style style:name="Facharbeit_20_Standard" style:display-name="Facharbeit Standard" style:family="paragraph" style:parent-style-name="Standard" style:class="text">
      <style:paragraph-properties fo:text-align="start" style:justify-single-word="false" style:shadow="none"/>
      <style:text-properties style:font-name="Calibri" fo:font-size="12pt" fo:font-style="normal" style:font-size-asian="12pt" style:font-style-asian="normal" style:font-size-complex="12pt" style:font-style-complex="norma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ll Brinkmann</meta:initial-creator>
    <meta:creation-date>2018-01-06T17:07:21.61</meta:creation-date>
    <dc:date>2018-01-13T19:07:26.29</dc:date>
    <dc:creator>Till Brinkmann</dc:creator>
    <meta:editing-duration>P1DT7M3S</meta:editing-duration>
    <meta:editing-cycles>92</meta:editing-cycles>
    <meta:generator>OpenOffice/4.1.2$Win32 OpenOffice.org_project/412m3$Build-9782</meta:generator>
    <meta:document-statistic meta:table-count="1" meta:image-count="0" meta:object-count="5" meta:page-count="5" meta:paragraph-count="110" meta:word-count="1373" meta:character-count="1005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false" fo:min-height="0.561cm" fo:min-width="0cm"/>
    </style:style>
    <style:style style:name="gr2" style:family="graphic" style:parent-style-name="standard">
      <style:graphic-properties draw:stroke="none" svg:stroke-color="#000000" draw:fill="none" draw:fill-color="#ffffff" draw:textarea-horizontal-align="left" draw:auto-grow-height="true" draw:auto-grow-width="false" fo:min-height="7.201cm" fo:min-width="0cm"/>
    </style:style>
    <style:style style:name="gr3" style:family="graphic" style:parent-style-name="Objekt_20_ohne_20_Füllung_20_und_20_ohne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05cm" draw:marker-start-width="0.275cm" draw:marker-end-width="0.275cm" draw:fill="none" draw:textarea-vertical-align="middle" fo:padding-top="0.15cm" fo:padding-bottom="0.15cm" fo:padding-left="0.275cm" fo:padding-right="0.275cm"/>
    </style:style>
    <style:style style:name="gr5" style:family="graphic" style:parent-style-name="objectwithoutfill">
      <style:graphic-properties svg:stroke-width="0.05cm" svg:stroke-color="#000000" draw:marker-start-width="0.275cm" draw:marker-end-width="0.275cm" draw:fill="none" draw:textarea-vertical-align="middle" fo:padding-top="0.15cm" fo:padding-bottom="0.15cm" fo:padding-left="0.275cm" fo:padding-right="0.275cm"/>
    </style:style>
    <style:style style:name="gr6" style:family="graphic" style:parent-style-name="Objekt_20_ohne_20_Füllung_20_und_20_ohne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textarea-horizontal-align="left" draw:auto-grow-height="true" draw:auto-grow-width="true" fo:min-height="0.56cm" fo:min-width="4.485cm"/>
    </style:style>
    <style:style style:name="gr8" style:family="graphic" style:parent-style-name="Objekt_20_ohne_20_Füllung_20_und_20_ohne_20_Linie">
      <style:graphic-properties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fo:min-height="0.85cm"/>
    </style:style>
    <style:style style:name="gr10" style:family="graphic" style:parent-style-name="standard">
      <style:graphic-properties draw:stroke="none" svg:stroke-color="#000000" draw:fill="none" draw:fill-color="#ffffff" fo:min-height="2.15cm"/>
    </style:style>
    <style:style style:name="P1" style:family="paragraph">
      <style:text-properties fo:font-family="'Times New Roman'" style:font-family-generic="roman" style:font-pitch="variable" fo:font-size="14pt" fo:font-style="normal" style:font-size-asian="14pt" style:font-style-asian="normal" style:font-size-complex="14pt" style:font-style-complex="normal"/>
    </style:style>
    <style:style style:name="P2" style:family="paragraph">
      <style:text-properties fo:font-family="'Times New Roman'" style:font-family-generic="roman" style:font-pitch="variable" fo:font-size="18pt" fo:font-style="normal" style:font-size-asian="18pt" style:font-style-asian="normal" style:font-size-complex="18pt" style:font-style-complex="normal"/>
    </style:style>
    <style:style style:name="P3" style:family="paragraph">
      <style:paragraph-properties fo:text-align="center"/>
    </style:style>
    <style:style style:name="P4" style:family="paragraph">
      <style:text-properties fo:font-family="'Times New Roman'" style:font-family-generic="roman" style:font-pitch="variable" fo:font-size="14pt" style:font-size-asian="14pt" style:font-size-complex="14pt"/>
    </style:style>
    <style:style style:name="P5" style:family="paragraph">
      <style:text-properties fo:font-family="'Times New Roman'" style:font-family-generic="roman" style:font-pitch="variable" fo:font-size="10pt" style:font-size-asian="10pt" style:font-size-complex="10pt"/>
    </style:style>
    <style:style style:name="T1" style:family="text">
      <style:text-properties fo:font-family="'Times New Roman'" style:font-family-generic="roman" style:font-pitch="variable" fo:font-size="14pt" fo:font-style="normal" style:font-size-asian="14pt" style:font-style-asian="normal" style:font-size-complex="14pt" style:font-style-complex="normal"/>
    </style:style>
    <style:style style:name="T2" style:family="text">
      <style:text-properties fo:font-family="'Times New Roman'" style:font-family-generic="roman" style:font-pitch="variable" fo:font-size="18pt" fo:font-style="normal" style:font-size-asian="18pt" style:font-style-asian="normal" style:font-size-complex="18pt" style:font-style-complex="normal"/>
    </style:style>
    <style:style style:name="T3" style:family="text">
      <style:text-properties fo:font-family="'Times New Roman'" style:font-family-generic="roman" style:font-pitch="variable" fo:font-size="14pt" style:font-size-asian="14pt" style:font-size-complex="14pt"/>
    </style:style>
    <style:style style:name="T4" style:family="text">
      <style:text-properties fo:font-family="'Times New Roman'" style:font-family-generic="roman" style:font-pitch="variable"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controls" svg:width="1.67cm" svg:height="0.811cm" svg:x="1.6cm" svg:y="13.6cm">
          <draw:text-box>
            <text:p><text:span text:style-name="T1">Tiefe:</text:span></text:p>
          </draw:text-box>
        </draw:frame>
        <draw:frame draw:style-name="gr2" draw:text-style-name="P2" draw:layer="controls" svg:width="2.692cm" svg:height="7.451cm" draw:transform="rotate (-0.00209439510357992) translate (1.316cm 14.344cm)">
          <draw:text-box>
            <text:p><text:span text:style-name="T2">0 Max</text:span></text:p>
            <text:p><text:span text:style-name="T2"/></text:p>
            <text:p><text:span text:style-name="T2"/></text:p>
            <text:p><text:span text:style-name="T2"/></text:p>
            <text:p><text:span text:style-name="T2"/></text:p>
            <text:p><text:span text:style-name="T2">1 Min</text:span></text:p>
            <text:p><text:span text:style-name="T2"/></text:p>
            <text:p><text:span text:style-name="T2"/></text:p>
            <text:p><text:span text:style-name="T2"/></text:p>
            <text:p><text:span text:style-name="T2">2 Max</text:span></text:p>
          </draw:text-box>
        </draw:frame>
        <draw:frame draw:style-name="gr3" draw:text-style-name="P3" draw:layer="controls" svg:width="2.012cm" svg:height="2.183cm" svg:x="6.9cm" svg:y="14.017cm">
          <draw:image xlink:href="Pictures/10000201000002BC000002BBA9B5FA6C.png" xlink:type="simple" xlink:show="embed" xlink:actuate="onLoad">
            <text:p text:style-name="P3"><text:s/></text:p>
          </draw:image>
        </draw:frame>
        <draw:line draw:style-name="gr4" draw:text-style-name="P3" draw:layer="controls" svg:x1="7.9cm" svg:y1="16.2cm" svg:x2="5cm" svg:y2="17.1cm">
          <text:p/>
        </draw:line>
        <draw:line draw:style-name="gr4" draw:text-style-name="P3" draw:layer="controls" svg:x1="8.4cm" svg:y1="17.1cm" svg:x2="7.9cm" svg:y2="16.2cm">
          <text:p/>
        </draw:line>
        <draw:line draw:style-name="gr5" draw:text-style-name="P3" draw:layer="controls" svg:x1="12.4cm" svg:y1="17.7cm" svg:x2="7.9cm" svg:y2="16.2cm">
          <text:p/>
        </draw:line>
        <draw:frame draw:style-name="gr6" draw:text-style-name="P3" draw:layer="layout" svg:width="1.8cm" svg:height="2cm" svg:x="4cm" svg:y="17.1cm">
          <draw:image xlink:href="Pictures/10000201000002BA000002BB896E5C35.png" xlink:type="simple" xlink:show="embed" xlink:actuate="onLoad">
            <text:p/>
          </draw:image>
        </draw:frame>
        <draw:frame draw:style-name="gr6" draw:text-style-name="P3" draw:layer="layout" svg:width="1.8cm" svg:height="2cm" svg:x="7.4cm" svg:y="17.1cm">
          <draw:image xlink:href="Pictures/10000201000002BA000002B84EB9886F.png" xlink:type="simple" xlink:show="embed" xlink:actuate="onLoad">
            <text:p/>
          </draw:image>
        </draw:frame>
        <draw:frame draw:style-name="gr7" draw:text-style-name="P4" draw:layer="layout" svg:width="4.985cm" svg:height="0.81cm" svg:x="10.115cm" svg:y="17.7cm">
          <draw:text-box>
            <text:p><text:span text:style-name="T3">Noch 5 andere Knoten</text:span></text:p>
          </draw:text-box>
        </draw:frame>
        <draw:frame draw:style-name="gr8" draw:text-style-name="P3" draw:layer="layout" svg:width="1.8cm" svg:height="2cm" svg:x="4cm" svg:y="20.5cm">
          <draw:image xlink:href="Pictures/10000201000002BB000002BAF3A94343.png" xlink:type="simple" xlink:show="embed" xlink:actuate="onLoad">
            <text:p/>
          </draw:image>
        </draw:frame>
        <draw:line draw:style-name="gr4" draw:text-style-name="P3" draw:layer="layout" svg:x1="5cm" svg:y1="20.5cm" svg:x2="5cm" svg:y2="19.1cm">
          <text:p/>
        </draw:line>
        <draw:frame draw:style-name="gr8" draw:text-style-name="P3" draw:layer="layout" svg:width="1.8cm" svg:height="2cm" svg:x="8.6cm" svg:y="20.5cm">
          <draw:image xlink:href="Pictures/10000201000002BA000002BAAF5D0702.png" xlink:type="simple" xlink:show="embed" xlink:actuate="onLoad">
            <text:p/>
          </draw:image>
        </draw:frame>
        <draw:line draw:style-name="gr4" draw:text-style-name="P3" draw:layer="layout" svg:x1="9.6cm" svg:y1="20.5cm" svg:x2="8.4cm" svg:y2="19.1cm">
          <text:p/>
        </draw:line>
        <draw:line draw:style-name="gr4" draw:text-style-name="P3" draw:layer="layout" svg:x1="6.8cm" svg:y1="20.6cm" svg:x2="5cm" svg:y2="19.1cm">
          <text:p/>
        </draw:line>
        <draw:frame draw:style-name="gr9" draw:text-style-name="P5" draw:layer="layout" svg:width="1.7cm" svg:height="1.1cm" svg:x="6.3cm" svg:y="20.6cm">
          <draw:text-box>
            <text:p text:style-name="P5"><text:span text:style-name="T4">Und 6 weitere</text:span></text:p>
          </draw:text-box>
        </draw:frame>
        <draw:frame draw:style-name="gr9" draw:text-style-name="P5" draw:layer="layout" svg:width="1.7cm" svg:height="1.1cm" svg:x="10.9cm" svg:y="20.6cm">
          <draw:text-box>
            <text:p text:style-name="P5"><text:span text:style-name="T4">Und 6 weitere</text:span></text:p>
          </draw:text-box>
        </draw:frame>
        <draw:line draw:style-name="gr4" draw:text-style-name="P3" draw:layer="layout" svg:x1="11.5cm" svg:y1="20.6cm" svg:x2="8.4cm" svg:y2="19.1cm">
          <text:p/>
        </draw:line>
        <draw:frame draw:style-name="gr10" draw:text-style-name="P5" draw:layer="layout" svg:width="3.2cm" svg:height="2.4cm" svg:x="12.4cm" svg:y="20cm">
          <draw:text-box>
            <text:p text:style-name="P5"><text:span text:style-name="T4">Insgesamt gibt es in dieser Tiefe schon 7*7 = 49</text:span></text:p>
            <text:p text:style-name="P5"><text:span text:style-name="T4">verschiedene Situationen.</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de" number:country="DE"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leave-gap" chart:right-angled-axes="true"/>
    </style:style>
    <style:style style:name="ch4" style:family="chart" style:data-style-name="N8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diamond"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759cm" xlink:href="." xlink:type="simple" chart:class="chart:line" chart:style-name="ch1">
        <chart:legend chart:legend-position="end" svg:x="14.098cm" svg:y="4.067cm" style:legend-expansion="high" chart:style-name="ch2"/>
        <chart:plot-area chart:style-name="ch3" chart:data-source-has-labels="both" svg:x="1.694cm" svg:y="0.683cm" svg:width="11.763cm" svg:height="7.477cm">
          <chartooo:coordinate-region svg:x="2.686cm" svg:y="0.896cm" svg:width="10.677cm" svg:height="6.591cm"/>
          <chart:axis chart:dimension="x" chart:name="primary-x" chart:style-name="ch4" chartooo:axis-type="auto">
            <chartooo:date-scale/>
            <chart:categories table:cell-range-address="local-table.$A$2:.$A$6"/>
          </chart:axis>
          <chart:axis chart:dimension="y" chart:name="primary-y" chart:style-name="ch5">
            <chart:grid chart:style-name="ch6" chart:class="major"/>
          </chart:axis>
          <chart:series chart:style-name="ch7" chart:values-cell-range-address="local-table.$B$2:.$B$6" chart:label-cell-address="local-table.$B$1" chart:class="chart:line">
            <chart:data-point chart:repeated="5"/>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Avg</text:p>
              </table:table-cell>
            </table:table-row>
          </table:table-header-rows>
          <table:table-rows>
            <table:table-row>
              <table:table-cell office:value-type="string">
                <text:p>1</text:p>
              </table:table-cell>
              <table:table-cell office:value-type="float" office:value="0.031201857">
                <text:p>0.031201857</text:p>
              </table:table-cell>
            </table:table-row>
            <table:table-row>
              <table:table-cell office:value-type="string">
                <text:p>3</text:p>
              </table:table-cell>
              <table:table-cell office:value-type="float" office:value="0.2373565">
                <text:p>0.2373565</text:p>
              </table:table-cell>
            </table:table-row>
            <table:table-row>
              <table:table-cell office:value-type="string">
                <text:p>5</text:p>
              </table:table-cell>
              <table:table-cell office:value-type="float" office:value="5.910967991">
                <text:p>5.910967991</text:p>
              </table:table-cell>
            </table:table-row>
            <table:table-row>
              <table:table-cell office:value-type="string">
                <text:p>7</text:p>
              </table:table-cell>
              <table:table-cell office:value-type="float" office:value="115.37">
                <text:p>115.37</text:p>
              </table:table-cell>
            </table:table-row>
            <table:table-row>
              <table:table-cell office:value-type="string">
                <text:p>9</text:p>
              </table:table-cell>
              <table:table-cell office:value-type="float" office:value="3814">
                <text:p>381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2$Win32 OpenOffice.org_project/412m3$Build-978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3/content.xml><?xml version="1.0" encoding="utf-8"?>
<math xmlns="http://www.w3.org/1998/Math/MathML">
  <semantics>
    <mtable>
      <mtr>
        <mtd>
          <mrow>
            <mrow>
              <msub>
                <mi mathvariant="italic">Wert</mi>
                <mi mathvariant="italic">Blatt</mi>
              </msub>
              <mo stretchy="false">=</mo>
              <mrow>
                <mrow>
                  <mo stretchy="false">(</mo>
                  <mrow>
                    <mrow>
                      <msub>
                        <mi mathvariant="italic">Figurenanzahl</mi>
                        <mrow>
                          <mi mathvariant="italic">Tiefe</mi>
                          <mn>0</mn>
                          <mi>;</mi>
                          <mi mathvariant="italic">Gegner</mi>
                        </mrow>
                      </msub>
                      <mo stretchy="false">−</mo>
                      <msub>
                        <mi mathvariant="italic">Figurenanzahl</mi>
                        <mrow>
                          <mi mathvariant="italic">Tiefe</mi>
                          <mi mathvariant="italic">Max</mi>
                          <mi>;</mi>
                          <mi mathvariant="italic">Gegner</mi>
                        </mrow>
                      </msub>
                    </mrow>
                  </mrow>
                  <mo stretchy="false">)</mo>
                </mrow>
                <mo stretchy="false">+</mo>
                <mo>❑</mo>
              </mrow>
            </mrow>
          </mrow>
        </mtd>
      </mtr>
      <mtr>
        <mtd>
          <mrow>
            <mi/>
            <mrow>
              <mo stretchy="false">(</mo>
              <mrow>
                <mrow>
                  <msub>
                    <mi mathvariant="italic">Figurenanzahl</mi>
                    <mrow>
                      <mi mathvariant="italic">Tiefe</mi>
                      <mi mathvariant="italic">Max</mi>
                      <mi>;</mi>
                      <mi mathvariant="italic">Spieler</mi>
                    </mrow>
                  </msub>
                  <mo stretchy="false">−</mo>
                  <msub>
                    <mi mathvariant="italic">Figurenanzahl</mi>
                    <mrow>
                      <mi mathvariant="italic">Tiefe</mi>
                      <mn>0</mn>
                      <mi>;</mi>
                      <mi mathvariant="italic">Spieler</mi>
                    </mrow>
                  </msub>
                </mrow>
              </mrow>
              <mo stretchy="false">)</mo>
            </mrow>
          </mrow>
        </mtd>
      </mtr>
    </mtable>
    <annotation encoding="StarMath 5.0">Wert_Blatt = (Figurenanzahl_{Tiefe 0; Gegner} - Figurenanzahl_{Tiefe Max; Gegner})+ &lt;?&gt; newline ~~~~~~`` (Figurenanzahl_{Tiefe Max; Spieler} - Figurenanzahl_{Tiefe 0; Spieler})</annotation>
  </semantics>
</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de" number:country="DE"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leave-gap" chart:right-angled-axes="true"/>
    </style:style>
    <style:style style:name="ch4" style:family="chart" style:data-style-name="N8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fals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326cm" svg:height="8.886cm" xlink:href="." xlink:type="simple" chart:class="chart:line" chart:style-name="ch1">
        <chart:legend svg:x="0.791cm" svg:y="0.423cm" style:legend-expansion="custom" chartooo:width="4.494cm" chartooo:height="1.373cm" style:legend-expansion-aspect-ratio="3.27312454479243" chart:style-name="ch2"/>
        <chart:plot-area chart:style-name="ch3" chart:data-source-has-labels="both" svg:x="0.138cm" svg:y="1.986cm" svg:width="12.525cm" svg:height="6.869cm">
          <chartooo:coordinate-region svg:x="1.13cm" svg:y="2.199cm" svg:width="11.439cm" svg:height="5.983cm"/>
          <chart:axis chart:dimension="x" chart:name="primary-x" chart:style-name="ch4" chartooo:axis-type="auto">
            <chartooo:date-scale/>
            <chart:title svg:x="12.857cm" svg:y="8.011cm" chart:style-name="ch5">
              <text:p>Tiefe</text:p>
            </chart:title>
            <chart:categories table:cell-range-address="local-table.$A$2:.$A$6"/>
          </chart:axis>
          <chart:axis chart:dimension="y" chart:name="primary-y" chart:style-name="ch6">
            <chart:grid chart:style-name="ch7" chart:class="major"/>
          </chart:axis>
          <chart:series chart:style-name="ch8" chart:values-cell-range-address="local-table.$B$2:.$B$6" chart:label-cell-address="local-table.$B$1" chart:class="chart:line">
            <chart:data-point chart:repeated="5"/>
          </chart:series>
          <chart:series chart:style-name="ch9" chart:values-cell-range-address="local-table.$C$2:.$C$6" chart:label-cell-address="local-table.$C$1" chart:class="chart:line">
            <chart:data-point chart:repeated="5"/>
          </chart:series>
          <chart:series chart:style-name="ch10" chart:values-cell-range-address="local-table.$D$2:.$D$6" chart:label-cell-address="local-table.$D$1" chart:class="chart:line">
            <chart:data-point chart:repeated="5"/>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MiniMax</text:p>
              </table:table-cell>
              <table:table-cell office:value-type="string">
                <text:p>mit Alpha-Beta Suche</text:p>
              </table:table-cell>
              <table:table-cell office:value-type="string">
                <text:p>mit Multithreading</text:p>
              </table:table-cell>
            </table:table-row>
          </table:table-header-rows>
          <table:table-rows>
            <table:table-row>
              <table:table-cell office:value-type="string">
                <text:p>1</text:p>
              </table:table-cell>
              <table:table-cell office:value-type="float" office:value="0.031201857">
                <text:p>0.031201857</text:p>
              </table:table-cell>
              <table:table-cell office:value-type="float" office:value="0.0304">
                <text:p>0.0304</text:p>
              </table:table-cell>
              <table:table-cell office:value-type="float" office:value="0.0935">
                <text:p>0.0935</text:p>
              </table:table-cell>
            </table:table-row>
            <table:table-row>
              <table:table-cell office:value-type="string">
                <text:p>3</text:p>
              </table:table-cell>
              <table:table-cell office:value-type="float" office:value="0.24">
                <text:p>0.24</text:p>
              </table:table-cell>
              <table:table-cell office:value-type="float" office:value="0.172">
                <text:p>0.172</text:p>
              </table:table-cell>
              <table:table-cell office:value-type="float" office:value="0.338">
                <text:p>0.338</text:p>
              </table:table-cell>
            </table:table-row>
            <table:table-row>
              <table:table-cell office:value-type="string">
                <text:p>5</text:p>
              </table:table-cell>
              <table:table-cell office:value-type="float" office:value="5.91">
                <text:p>5.91</text:p>
              </table:table-cell>
              <table:table-cell office:value-type="float" office:value="1.491">
                <text:p>1.491</text:p>
              </table:table-cell>
              <table:table-cell office:value-type="float" office:value="7.3">
                <text:p>7.3</text:p>
              </table:table-cell>
            </table:table-row>
            <table:table-row>
              <table:table-cell office:value-type="string">
                <text:p>7</text:p>
              </table:table-cell>
              <table:table-cell office:value-type="float" office:value="115.37">
                <text:p>115.37</text:p>
              </table:table-cell>
              <table:table-cell office:value-type="float" office:value="10.293">
                <text:p>10.293</text:p>
              </table:table-cell>
              <table:table-cell office:value-type="float" office:value="256">
                <text:p>256</text:p>
              </table:table-cell>
            </table:table-row>
            <table:table-row>
              <table:table-cell office:value-type="string">
                <text:p>9</text:p>
              </table:table-cell>
              <table:table-cell office:value-type="float" office:value="3814">
                <text:p>3814</text:p>
              </table:table-cell>
              <table:table-cell office:value-type="float" office:value="50.858">
                <text:p>50.858</text:p>
              </table:table-cell>
              <table:table-cell office:value-type="float" office:value="1287.8">
                <text:p>1287.8</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2$Win32 OpenOffice.org_project/412m3$Build-978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5/content.xml><?xml version="1.0" encoding="utf-8"?>
<math xmlns="http://www.w3.org/1998/Math/MathML">
  <semantics>
    <mrow>
      <mrow>
        <mrow>
          <mn>1</mn>
          <mo stretchy="false">/</mo>
          <mi mathvariant="italic">Anzahl</mi>
        </mrow>
        <mi mathvariant="italic">der</mi>
        <mi mathvariant="italic">Prozessorthreads</mi>
      </mrow>
    </mrow>
    <annotation encoding="StarMath 5.0">alignc {1 / Anzahl der Prozessorthreads}</annotation>
  </semantics>
</math>
</file>